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65in"/>
    </style:style>
    <style:style style:name="co2" style:family="table-column">
      <style:table-column-properties fo:break-before="auto" style:column-width="0.5701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0.839in"/>
    </style:style>
    <style:style style:name="co8" style:family="table-column">
      <style:table-column-properties fo:break-before="auto" style:column-width="2.1626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0"/>
    <style:style style:name="ce3" style:family="table-cell" style:parent-style-name="Default" style:data-style-name="N84"/>
    <style:style style:name="ce4" style:family="table-cell" style:parent-style-name="Default" style:data-style-name="N84">
      <style:text-properties style:font-name="Nimbus Sans 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To</text:p>
          </table:table-cell>
          <table:table-cell office:value-type="string">
            <text:p>Start</text:p>
          </table:table-cell>
          <table:table-cell office:value-type="string">
            <text:p>Finish</text:p>
          </table:table-cell>
          <table:table-cell office:value-type="string">
            <text:p>Duration (h)</text:p>
          </table:table-cell>
          <table:table-cell office:value-type="string">
            <text:p>Distance (km)</text:p>
          </table:table-cell>
          <table:table-cell office:value-type="string">
            <text:p>Speed (km/h)</text:p>
          </table:table-cell>
          <table:table-cell office:value-type="string">
            <text:p>Day</text:p>
          </table:table-cell>
          <table:table-cell office:value-type="string">
            <text:p>Commen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as Carretas</text:p>
          </table:table-cell>
          <table:table-cell office:value-type="time" office:time-value="PT18H09M00S">
            <text:p>18:09</text:p>
          </table:table-cell>
          <table:table-cell office:value-type="time" office:time-value="PT19H55M00S">
            <text:p>19:55</text:p>
          </table:table-cell>
          <table:table-cell table:formula="of:=DAYS([.$C2];[.$B2]) * 24" office:value-type="float" office:value="1.76666666666667">
            <text:p>1.77</text:p>
          </table:table-cell>
          <table:table-cell office:value-type="float" office:value="7.5">
            <text:p>7.5</text:p>
          </table:table-cell>
          <table:table-cell table:formula="of:=[.$E2]/[.$D2]" office:value-type="float" office:value="4.24528301886792">
            <text:p>4.25</text:p>
          </table:table-cell>
          <table:table-cell office:value-type="date" office:date-value="2010-03-09">
            <text:p>2010-03-09</text:p>
          </table:table-cell>
          <table:table-cell office:value-type="string">
            <text:p>Strong wind</text:p>
          </table:table-cell>
          <table:table-cell table:number-columns-repeated="2"/>
        </table:table-row>
        <table:table-row table:style-name="ro1">
          <table:table-cell office:value-type="string">
            <text:p>Paine Grande</text:p>
          </table:table-cell>
          <table:table-cell office:value-type="time" office:time-value="PT09H10M00S">
            <text:p>09:10</text:p>
          </table:table-cell>
          <table:table-cell office:value-type="time" office:time-value="PT11H50M00S">
            <text:p>11:50</text:p>
          </table:table-cell>
          <table:table-cell table:formula="of:=DAYS([.$C3];[.$B3]) * 24" office:value-type="float" office:value="2.66666666666667">
            <text:p>2.67</text:p>
          </table:table-cell>
          <table:table-cell office:value-type="float" office:value="10.6">
            <text:p>10.6</text:p>
          </table:table-cell>
          <table:table-cell table:formula="of:=[.$E3]/[.$D3]" office:value-type="float" office:value="3.975">
            <text:p>3.98</text:p>
          </table:table-cell>
          <table:table-cell office:value-type="date" office:date-value="2010-03-10">
            <text:p>2010-03-10</text:p>
          </table:table-cell>
          <table:table-cell table:number-columns-repeated="3"/>
        </table:table-row>
        <table:table-row table:style-name="ro1">
          <table:table-cell office:value-type="string">
            <text:p>Refugio Grey</text:p>
          </table:table-cell>
          <table:table-cell office:value-type="time" office:time-value="PT12H57M00S">
            <text:p>12:57</text:p>
          </table:table-cell>
          <table:table-cell office:value-type="time" office:time-value="PT16H33M00S">
            <text:p>16:33</text:p>
          </table:table-cell>
          <table:table-cell table:formula="of:=DAYS([.$C4];[.$B4]) * 24" office:value-type="float" office:value="3.6">
            <text:p>3.6</text:p>
          </table:table-cell>
          <table:table-cell office:value-type="float" office:value="11.2">
            <text:p>11.2</text:p>
          </table:table-cell>
          <table:table-cell table:formula="of:=[.$E4]/[.$D4]" office:value-type="float" office:value="3.11111111111111">
            <text:p>3.11</text:p>
          </table:table-cell>
          <table:table-cell office:value-type="date" office:date-value="2010-03-10">
            <text:p>2010-03-10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1" office:value-type="string">
            <text:p>Los Guardas</text:p>
          </table:table-cell>
          <table:table-cell office:value-type="time" office:time-value="PT17H35M00S">
            <text:p>17:35</text:p>
          </table:table-cell>
          <table:table-cell office:value-type="time" office:time-value="PT18H46M00S">
            <text:p>18:46</text:p>
          </table:table-cell>
          <table:table-cell table:formula="of:=DAYS([.$C5];[.$B5]) * 24" office:value-type="float" office:value="1.18333333333333">
            <text:p>1.18</text:p>
          </table:table-cell>
          <table:table-cell office:value-type="float" office:value="3">
            <text:p>3</text:p>
          </table:table-cell>
          <table:table-cell table:formula="of:=[.$E5]/[.$D5]" office:value-type="float" office:value="2.53521126760563">
            <text:p>2.54</text:p>
          </table:table-cell>
          <table:table-cell office:value-type="date" office:date-value="2010-03-10">
            <text:p>2010-03-10</text:p>
          </table:table-cell>
          <table:table-cell table:number-columns-repeated="3"/>
        </table:table-row>
        <table:table-row table:style-name="ro1">
          <table:table-cell office:value-type="string">
            <text:p>Paine Grande</text:p>
          </table:table-cell>
          <table:table-cell office:value-type="time" office:time-value="PT09H46M00S">
            <text:p>09:46</text:p>
          </table:table-cell>
          <table:table-cell office:value-type="time" office:time-value="PT14H07M00S">
            <text:p>14:07</text:p>
          </table:table-cell>
          <table:table-cell table:formula="of:=DAYS([.$C6];[.$B6]) * 24" office:value-type="float" office:value="4.35">
            <text:p>4.35</text:p>
          </table:table-cell>
          <table:table-cell office:value-type="float" office:value="13.4">
            <text:p>13.4</text:p>
          </table:table-cell>
          <table:table-cell table:formula="of:=[.$E6]/[.$D6]" office:value-type="float" office:value="3.08045977011494">
            <text:p>3.08</text:p>
          </table:table-cell>
          <table:table-cell table:style-name="ce4" office:value-type="date" office:date-value="2010-03-11">
            <text:p>2010-03-1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Italiano</text:p>
          </table:table-cell>
          <table:table-cell office:value-type="time" office:time-value="PT15H30M00S">
            <text:p>15:30</text:p>
          </table:table-cell>
          <table:table-cell office:value-type="time" office:time-value="PT18H05M00S">
            <text:p>18:05</text:p>
          </table:table-cell>
          <table:table-cell table:formula="of:=DAYS([.$C7];[.$B7]) * 24" office:value-type="float" office:value="2.58333333333333">
            <text:p>2.58</text:p>
          </table:table-cell>
          <table:table-cell office:value-type="float" office:value="8">
            <text:p>8</text:p>
          </table:table-cell>
          <table:table-cell table:formula="of:=[.$E7]/[.$D7]" office:value-type="float" office:value="3.09677419354839">
            <text:p>3.1</text:p>
          </table:table-cell>
          <table:table-cell office:value-type="date" office:date-value="2010-03-11">
            <text:p>2010-03-11</text:p>
          </table:table-cell>
          <table:table-cell table:number-columns-repeated="3"/>
        </table:table-row>
        <table:table-row table:style-name="ro1">
          <table:table-cell office:value-type="string">
            <text:p>Britanico</text:p>
          </table:table-cell>
          <table:table-cell office:value-type="time" office:time-value="PT09H19M00S">
            <text:p>09:19</text:p>
          </table:table-cell>
          <table:table-cell office:value-type="time" office:time-value="PT11H15M00S">
            <text:p>11:15</text:p>
          </table:table-cell>
          <table:table-cell table:formula="of:=DAYS([.$C8];[.$B8]) * 24" office:value-type="float" office:value="1.93333333333333">
            <text:p>1.93</text:p>
          </table:table-cell>
          <table:table-cell office:value-type="float" office:value="3.3">
            <text:p>3.3</text:p>
          </table:table-cell>
          <table:table-cell table:formula="of:=[.$E8]/[.$D8]" office:value-type="float" office:value="1.70689655172414">
            <text:p>1.71</text:p>
          </table:table-cell>
          <table:table-cell office:value-type="date" office:date-value="2010-03-12">
            <text:p>2010-03-12</text:p>
          </table:table-cell>
          <table:table-cell office:value-type="string">
            <text:p>BUG: Distance is wrong</text:p>
          </table:table-cell>
          <table:table-cell table:number-columns-repeated="2"/>
        </table:table-row>
        <table:table-row table:style-name="ro1">
          <table:table-cell office:value-type="string">
            <text:p>Mirador</text:p>
          </table:table-cell>
          <table:table-cell office:value-type="time" office:time-value="PT11H30M00S">
            <text:p>11:30</text:p>
          </table:table-cell>
          <table:table-cell office:value-type="time" office:time-value="PT11H42M00S">
            <text:p>11:42</text:p>
          </table:table-cell>
          <table:table-cell table:formula="of:=DAYS([.$C9];[.$B9]) * 24" office:value-type="float" office:value="0.199999999999999">
            <text:p>0.2</text:p>
          </table:table-cell>
          <table:table-cell/>
          <table:table-cell table:formula="of:=[.$E9]/[.$D9]" office:value-type="float" office:value="0">
            <text:p>0</text:p>
          </table:table-cell>
          <table:table-cell table:style-name="ce4" office:value-type="date" office:date-value="2010-03-12">
            <text:p>2010-03-12</text:p>
          </table:table-cell>
          <table:table-cell office:value-type="string">
            <text:p>Max altitude 782m</text:p>
          </table:table-cell>
          <table:table-cell table:number-columns-repeated="2"/>
        </table:table-row>
        <table:table-row table:style-name="ro1">
          <table:table-cell office:value-type="string">
            <text:p>Britanico</text:p>
          </table:table-cell>
          <table:table-cell table:number-columns-repeated="5"/>
          <table:table-cell office:value-type="date" office:date-value="2010-03-12">
            <text:p>2010-03-12</text:p>
          </table:table-cell>
          <table:table-cell table:number-columns-repeated="3"/>
        </table:table-row>
        <table:table-row table:style-name="ro1">
          <table:table-cell office:value-type="string">
            <text:p>Italiano</text:p>
          </table:table-cell>
          <table:table-cell office:value-type="time" office:time-value="PT12H24M00S">
            <text:p>12:24</text:p>
          </table:table-cell>
          <table:table-cell office:value-type="time" office:time-value="PT14H25M00S">
            <text:p>14:25</text:p>
          </table:table-cell>
          <table:table-cell table:formula="of:=DAYS([.$C11];[.$B11]) * 24" office:value-type="float" office:value="2.01666666666666">
            <text:p>2.02</text:p>
          </table:table-cell>
          <table:table-cell office:value-type="float" office:value="4.4">
            <text:p>4.4</text:p>
          </table:table-cell>
          <table:table-cell table:formula="of:=[.$E11]/[.$D11]" office:value-type="float" office:value="2.18181818181818">
            <text:p>2.18</text:p>
          </table:table-cell>
          <table:table-cell office:value-type="date" office:date-value="2010-03-12">
            <text:p>2010-03-12</text:p>
          </table:table-cell>
          <table:table-cell office:value-type="string">
            <text:p>BUG: Distance is wron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s Cuernos</text:p>
          </table:table-cell>
          <table:table-cell office:value-type="time" office:time-value="PT17H14M00S">
            <text:p>17:14</text:p>
          </table:table-cell>
          <table:table-cell office:value-type="time" office:time-value="PT18H41M00S">
            <text:p>18:41</text:p>
          </table:table-cell>
          <table:table-cell table:formula="of:=DAYS([.$C12];[.$B12]) * 24" office:value-type="float" office:value="1.45">
            <text:p>1.45</text:p>
          </table:table-cell>
          <table:table-cell office:value-type="float" office:value="5.7">
            <text:p>5.7</text:p>
          </table:table-cell>
          <table:table-cell table:formula="of:=[.$E12]/[.$D12]" office:value-type="float" office:value="3.93103448275862">
            <text:p>3.93</text:p>
          </table:table-cell>
          <table:table-cell office:value-type="date" office:date-value="2010-03-12">
            <text:p>2010-03-12</text:p>
          </table:table-cell>
          <table:table-cell office:value-type="string">
            <text:p>Rain</text:p>
          </table:table-cell>
          <table:table-cell table:number-columns-repeated="2"/>
        </table:table-row>
        <table:table-row table:style-name="ro1">
          <table:table-cell office:value-type="string">
            <text:p>Chileno</text:p>
          </table:table-cell>
          <table:table-cell office:value-type="time" office:time-value="PT10H16M00S">
            <text:p>10:16</text:p>
          </table:table-cell>
          <table:table-cell office:value-type="time" office:time-value="PT14H05M00S">
            <text:p>14:05</text:p>
          </table:table-cell>
          <table:table-cell table:formula="of:=DAYS([.$C13];[.$B13]) * 24" office:value-type="float" office:value="3.81666666666667">
            <text:p>3.82</text:p>
          </table:table-cell>
          <table:table-cell office:value-type="float" office:value="12.4">
            <text:p>12.4</text:p>
          </table:table-cell>
          <table:table-cell table:formula="of:=[.$E13]/[.$D13]" office:value-type="float" office:value="3.24890829694323">
            <text:p>3.25</text:p>
          </table:table-cell>
          <table:table-cell office:value-type="date" office:date-value="2010-03-13">
            <text:p>2010-03-13</text:p>
          </table:table-cell>
          <table:table-cell office:value-type="string">
            <text:p>Took a shortcut not on the map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orres</text:p>
          </table:table-cell>
          <table:table-cell office:value-type="time" office:time-value="PT15H51M00S">
            <text:p>15:51</text:p>
          </table:table-cell>
          <table:table-cell office:value-type="time" office:time-value="PT16H50M00S">
            <text:p>16:50</text:p>
          </table:table-cell>
          <table:table-cell table:formula="of:=DAYS([.$C14];[.$B14]) * 24" office:value-type="float" office:value="0.983333333333333">
            <text:p>0.98</text:p>
          </table:table-cell>
          <table:table-cell office:value-type="float" office:value="2.1">
            <text:p>2.1</text:p>
          </table:table-cell>
          <table:table-cell table:formula="of:=[.$E14]/[.$D14]" office:value-type="float" office:value="2.13559322033898">
            <text:p>2.14</text:p>
          </table:table-cell>
          <table:table-cell table:style-name="ce4" office:value-type="date" office:date-value="2010-03-13">
            <text:p>2010-03-13</text:p>
          </table:table-cell>
          <table:table-cell table:number-columns-repeated="3"/>
        </table:table-row>
        <table:table-row table:style-name="ro1">
          <table:table-cell office:value-type="string">
            <text:p>Mirador</text:p>
          </table:table-cell>
          <table:table-cell office:value-type="time" office:time-value="PT07H24M00S">
            <text:p>07:24</text:p>
          </table:table-cell>
          <table:table-cell office:value-type="time" office:time-value="PT08H07M00S">
            <text:p>08:07</text:p>
          </table:table-cell>
          <table:table-cell table:formula="of:=DAYS([.$C15];[.$B15]) * 24" office:value-type="float" office:value="0.716666666666667">
            <text:p>0.72</text:p>
          </table:table-cell>
          <table:table-cell/>
          <table:table-cell table:formula="of:=[.$E15]/[.$D15]" office:value-type="float" office:value="0">
            <text:p>0</text:p>
          </table:table-cell>
          <table:table-cell table:style-name="ce4" office:value-type="date" office:date-value="2010-03-14">
            <text:p>2010-03-14</text:p>
          </table:table-cell>
          <table:table-cell office:value-type="string">
            <text:p>Max altitude 900m</text:p>
          </table:table-cell>
          <table:table-cell table:number-columns-repeated="2"/>
        </table:table-row>
        <table:table-row table:style-name="ro1">
          <table:table-cell office:value-type="string">
            <text:p>Torres</text:p>
          </table:table-cell>
          <table:table-cell office:value-type="time" office:time-value="PT08H30M00S">
            <text:p>08:30</text:p>
          </table:table-cell>
          <table:table-cell office:value-type="time" office:time-value="PT09H00M00S">
            <text:p>09:00</text:p>
          </table:table-cell>
          <table:table-cell table:formula="of:=DAYS([.$C16];[.$B16]) * 24" office:value-type="float" office:value="0.5">
            <text:p>0.5</text:p>
          </table:table-cell>
          <table:table-cell/>
          <table:table-cell table:formula="of:=[.$E16]/[.$D16]" office:value-type="float" office:value="0">
            <text:p>0</text:p>
          </table:table-cell>
          <table:table-cell office:value-type="date" office:date-value="2010-03-14">
            <text:p>2010-03-14</text:p>
          </table:table-cell>
          <table:table-cell office:value-type="string">
            <text:p>Start/finish estimated</text:p>
          </table:table-cell>
          <table:table-cell table:number-columns-repeated="2"/>
        </table:table-row>
        <table:table-row table:style-name="ro1">
          <table:table-cell office:value-type="string">
            <text:p>Hosteria Las Torres</text:p>
          </table:table-cell>
          <table:table-cell office:value-type="time" office:time-value="PT09H53M00S">
            <text:p>09:53</text:p>
          </table:table-cell>
          <table:table-cell office:value-type="time" office:time-value="PT12H04M00S">
            <text:p>12:04</text:p>
          </table:table-cell>
          <table:table-cell table:formula="of:=DAYS([.$C17];[.$B17]) * 24" office:value-type="float" office:value="2.18333333333333">
            <text:p>2.18</text:p>
          </table:table-cell>
          <table:table-cell office:value-type="float" office:value="7.5">
            <text:p>7.5</text:p>
          </table:table-cell>
          <table:table-cell table:formula="of:=[.$E17]/[.$D17]" office:value-type="float" office:value="3.43511450381679">
            <text:p>3.44</text:p>
          </table:table-cell>
          <table:table-cell office:value-type="date" office:date-value="2010-03-14">
            <text:p>2010-03-14</text:p>
          </table:table-cell>
          <table:table-cell table:number-columns-repeated="3"/>
        </table:table-row>
        <table:table-row table:style-name="ro1">
          <table:table-cell office:value-type="string">
            <text:p>Laguna Amarga</text:p>
          </table:table-cell>
          <table:table-cell office:value-type="time" office:time-value="PT12H23M00S">
            <text:p>12:23</text:p>
          </table:table-cell>
          <table:table-cell office:value-type="time" office:time-value="PT13H54M00S">
            <text:p>13:54</text:p>
          </table:table-cell>
          <table:table-cell table:formula="of:=DAYS([.$C18];[.$B18]) * 24" office:value-type="float" office:value="1.51666666666667">
            <text:p>1.52</text:p>
          </table:table-cell>
          <table:table-cell office:value-type="float" office:value="7.1">
            <text:p>7.1</text:p>
          </table:table-cell>
          <table:table-cell table:formula="of:=[.$E18]/[.$D18]" office:value-type="float" office:value="4.68131868131868">
            <text:p>4.68</text:p>
          </table:table-cell>
          <table:table-cell office:value-type="date" office:date-value="2010-03-14">
            <text:p>2010-03-1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formula="of:=SUM([.$D2:.$D18])" office:value-type="float" office:value="31.4666666666667">
            <text:p>31.47</text:p>
          </table:table-cell>
          <table:table-cell table:formula="of:=SUM([.$E2:.$E18])" office:value-type="float" office:value="96.2">
            <text:p>96.2</text:p>
          </table:table-cell>
          <table:table-cell table:number-columns-repeated="5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3">03/23/2010</text:date>, <text:time>04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arel </meta:initial-creator>
    <meta:creation-date>2010-03-16T11:47:29</meta:creation-date>
    <dc:date>2010-03-23T04:32:47</dc:date>
    <dc:creator>Kaarel </dc:creator>
    <meta:editing-duration>PT00H30M55S</meta:editing-duration>
    <meta:editing-cycles>7</meta:editing-cycles>
    <meta:generator>OpenOffice.org/3.1$Linux OpenOffice.org_project/310m19$Build-9420</meta:generator>
    <meta:document-statistic meta:table-count="3" meta:cell-count="133" meta:object-count="0"/>
  </office:meta>
</office:document-meta>
</file>